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3107" officeooo:paragraph-rsid="000f3107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f3107" officeooo:paragraph-rsid="000f310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normal" officeooo:rsid="000f3107" officeooo:paragraph-rsid="000f3107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<text:span text:style-name="T2">DENTAL DEPARTMENTS</text:span></text:p>
      <text:p text:style-name="P1"/>
      <text:p text:style-name="P1"/>
      <text:p text:style-name="P2">CONSUMABLES</text:p>
      <text:p text:style-name="P1"/>
      <text:p text:style-name="P1"/>
      <text:p text:style-name="P1"><text:span text:style-name="T2">ITEM </text:span><text:span text:style-name="T3"><text:s text:c="6"/></text:span><text:s text:c="84"/><text:span text:style-name="T1"><text:s/></text:span><text:span text:style-name="T2"><text:s/>QTY</text:span></text:p>
      <text:p text:style-name="P1">1) Dental Cartridges <text:s text:c="68"/>10 boxes <text:s text:c="10"/></text:p>
      <text:p text:style-name="P1"><text:s text:c="75"/></text:p>
      <text:p text:style-name="P1"><text:s/>2)Topical Anesthesia <text:s text:c="64"/>3</text:p>
      <text:p text:style-name="P1"/>
      <text:p text:style-name="P1"/>
      <text:p text:style-name="P1"/>
      <text:p text:style-name="P1"><text:s text:c="54"/><text:span text:style-name="T2"><text:s/>DENTAL INSTRUMENTS</text:span></text:p>
      <text:p text:style-name="P3">1) Wide Elevators <text:s text:c="49"/>7</text:p>
      <text:p text:style-name="P3">2)Curvers <text:s text:c="62"/>10</text:p>
      <text:p text:style-name="P3">3) Excurvators <text:s text:c="55"/>10</text:p>
      <text:p text:style-name="P3">4) Burnishers <text:s text:c="58"/>5</text:p>
      <text:p text:style-name="P3"/>
      <text:p text:style-name="P3"/>
      <text:p text:style-name="P3"/>
      <text:p text:style-name="P3"><text:s text:c="51"/><text:span text:style-name="T2">FILLING MATERIALS</text:span></text:p>
      <text:p text:style-name="P3"><text:span text:style-name="T2"/></text:p>
      <text:p text:style-name="P3">1) Composite Kits <text:s text:c="3"/>-Diafil</text:p>
      <text:p text:style-name="P3">2) Flowable composite (A1,A2)</text:p>
      <text:p text:style-name="P3">3) Mylar strips</text:p>
      <text:p text:style-name="P3">4) Polishing strips</text:p>
      <text:p text:style-name="P3">5) Matrices kits(sectional)</text:p>
      <text:p text:style-name="P3">6) Matrix band and matrix holders</text:p>
      <text:p text:style-name="P3">7) Wooden edges</text:p>
      <text:p text:style-name="P3">8) Calcium hydroxide paste (light curved)</text:p>
      <text:p text:style-name="P3">9) Fuji 9 gic</text:p>
      <text:p text:style-name="P3">10 )Articulating paper</text:p>
      <text:p text:style-name="P3">11) <text:s/>Dental Burs (Assorted-round,straight etc)</text:p>
      <text:p text:style-name="P3">12) Dental Cotton Rolls</text:p>
      <text:p text:style-name="P3">13) <text:s/>Re-usable or dispossable Bib rolls</text:p>
      <text:p text:style-name="P3">14) <text:s/>High speed <text:s/>handpiece -4 hole</text:p>
      <text:p text:style-name="P3">15) <text:s/>Hand -piece spray</text:p>
      <text:p text:style-name="P1"/>
      <text:p text:style-name="P1"><text:s text:c="21"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01:53:31.780550172</meta:creation-date>
    <dc:date>2023-06-20T02:21:34.303055128</dc:date>
    <meta:editing-duration>PT28M3S</meta:editing-duration>
    <meta:editing-cycles>1</meta:editing-cycles>
    <meta:document-statistic meta:table-count="0" meta:image-count="0" meta:object-count="0" meta:page-count="1" meta:paragraph-count="28" meta:word-count="93" meta:character-count="1315" meta:non-whitespace-character-count="517"/>
    <meta:generator>LibreOffice/7.4.5.1$Linux_X86_64 LibreOffice_project/40$Build-1</meta:generator>
  </office:meta>
</office:document-meta>
</file>